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Georgia" svg:font-family="Georgia, serif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35c5c"/>
    </style:style>
    <style:style style:name="P3" style:family="paragraph" style:parent-style-name="Standard" style:list-style-name="L1">
      <style:text-properties officeooo:paragraph-rsid="0028d137"/>
    </style:style>
    <style:style style:name="P4" style:family="paragraph" style:parent-style-name="Standard" style:list-style-name="L1">
      <style:text-properties officeooo:paragraph-rsid="00298df6"/>
    </style:style>
    <style:style style:name="P5" style:family="paragraph" style:parent-style-name="Standard" style:list-style-name="L4">
      <style:text-properties officeooo:paragraph-rsid="00235c5c"/>
    </style:style>
    <style:style style:name="P6" style:family="paragraph" style:parent-style-name="Standard" style:list-style-name="L3">
      <style:text-properties officeooo:rsid="00235c5c" officeooo:paragraph-rsid="00235c5c"/>
    </style:style>
    <style:style style:name="P7" style:family="paragraph" style:parent-style-name="Standard" style:list-style-name="L5">
      <style:text-properties officeooo:rsid="0024606c" officeooo:paragraph-rsid="0024606c"/>
    </style:style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2">
      <style:text-properties officeooo:rsid="0028d137" officeooo:paragraph-rsid="0028d137"/>
    </style:style>
    <style:style style:name="P15" style:family="paragraph" style:parent-style-name="Standard" style:list-style-name="L13">
      <style:text-properties officeooo:paragraph-rsid="0028d137"/>
    </style:style>
    <style:style style:name="P16" style:family="paragraph" style:parent-style-name="Standard" style:list-style-name="L15">
      <style:text-properties officeooo:paragraph-rsid="00298df6"/>
    </style:style>
    <style:style style:name="P17" style:family="paragraph" style:parent-style-name="Standard" style:list-style-name="L14">
      <style:text-properties officeooo:rsid="00298df6" officeooo:paragraph-rsid="00298df6"/>
    </style:style>
    <style:style style:name="P18" style:family="paragraph" style:parent-style-name="Standard" style:list-style-name="L16"/>
    <style:style style:name="P19" style:family="paragraph" style:parent-style-name="Standard" style:list-style-name="L16">
      <style:text-properties officeooo:rsid="002aea63" officeooo:paragraph-rsid="002aea63"/>
    </style:style>
    <style:style style:name="P20" style:family="paragraph" style:parent-style-name="Standard" style:list-style-name="L17">
      <style:text-properties officeooo:rsid="002b7a6a" officeooo:paragraph-rsid="002b7a6a"/>
    </style:style>
    <style:style style:name="P21" style:family="paragraph" style:parent-style-name="Standard" style:list-style-name="L18"/>
    <style:style style:name="P22" style:family="paragraph" style:parent-style-name="Standard" style:list-style-name="L19"/>
    <style:style style:name="T1" style:family="text">
      <style:text-properties officeooo:rsid="00225567"/>
    </style:style>
    <style:style style:name="T2" style:family="text">
      <style:text-properties officeooo:rsid="00251c53"/>
    </style:style>
    <style:style style:name="T3" style:family="text">
      <style:text-properties officeooo:rsid="0028d137"/>
    </style:style>
    <style:style style:name="T4" style:family="text">
      <style:text-properties officeooo:rsid="00298d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work Daily Week 3 - Day 1</text:p>
      <text:p text:style-name="Standard"/>
      <text:list xml:id="list2010523859" text:style-name="L1">
        <text:list-item>
          <text:p text:style-name="P2">Why use a multithreading environment in android?</text:p>
        </text:list-item>
      </text:list>
      <text:list xml:id="list193972484" text:style-name="L4">
        <text:list-item>
          <text:list>
            <text:list-item>
              <text:p text:style-name="P5"><text:span text:style-name="T1">E</text:span>very long-running operation such as database initialization or heavy calculation blocks the UI thread, <text:span text:style-name="T1">for this reason we need multiple threads for those operations.</text:span></text:p>
            </text:list-item>
          </text:list>
        </text:list-item>
      </text:list>
      <text:list xml:id="list121257857793651" text:continue-list="list2010523859" text:style-name="L1">
        <text:list-item>
          <text:p text:style-name="P1">What is a deadlock?</text:p>
        </text:list-item>
      </text:list>
      <text:list xml:id="list1650028987" text:style-name="L3">
        <text:list-item>
          <text:list>
            <text:list-item>
              <text:p text:style-name="P6">Multiple processes waiting for resources from each others.</text:p>
            </text:list-item>
          </text:list>
        </text:list-item>
      </text:list>
      <text:list xml:id="list121258628165768" text:continue-list="list121257857793651" text:style-name="L1">
        <text:list-item>
          <text:p text:style-name="P1">Explain Runnable interface and Thread class</text:p>
        </text:list-item>
      </text:list>
      <text:list xml:id="list1160903949" text:style-name="L5">
        <text:list-item>
          <text:list>
            <text:list-item>
              <text:p text:style-name="P7">Thread creates a unique object while runnable shares the same objects.</text:p>
            </text:list-item>
            <text:list-item>
              <text:p text:style-name="P7">Because multiple objects, thread uses more memory</text:p>
            </text:list-item>
          </text:list>
        </text:list-item>
      </text:list>
      <text:list xml:id="list121258282887411" text:continue-list="list121258628165768" text:style-name="L1">
        <text:list-item>
          <text:p text:style-name="P1">What are Executors?</text:p>
        </text:list-item>
      </text:list>
      <text:list xml:id="list1356549452" text:style-name="L6">
        <text:list-item>
          <text:list>
            <text:list-item>
              <text:p text:style-name="P8">The executor picks up a thread from the threadpool to execute a task. If a thread is not available and new threads cannot be created, then the executor stores these tasks in a queue. A task can also be removed from the queue. If the queue is full, then the queue will start rejecting the tasks.</text:p>
            </text:list-item>
          </text:list>
        </text:list-item>
      </text:list>
      <text:list xml:id="list121257916858044" text:continue-list="list121258282887411" text:style-name="L1">
        <text:list-item>
          <text:p text:style-name="P1">What is an ANR and what are the causes of ANR in android?</text:p>
        </text:list-item>
      </text:list>
      <text:list xml:id="list3710437938" text:style-name="L7">
        <text:list-item>
          <text:list>
            <text:list-item>
              <text:p text:style-name="P9">“<text:span text:style-name="T2">Application Not Responding” are caused when the UI thread is blocked for too long.</text:span></text:p>
            </text:list-item>
          </text:list>
        </text:list-item>
      </text:list>
      <text:list xml:id="list121257697172873" text:continue-list="list121257916858044" text:style-name="L1">
        <text:list-item>
          <text:p text:style-name="P1">What is StrictMode?</text:p>
        </text:list-item>
      </text:list>
      <text:list xml:id="list3680823273" text:style-name="L8">
        <text:list-item>
          <text:list>
            <text:list-item>
              <text:p text:style-name="P10">StrictMode is a developer tool which detects things you might be doing by accident and brings them to your attention so you can fix them.</text:p>
            </text:list-item>
          </text:list>
        </text:list-item>
      </text:list>
      <text:list xml:id="list121259182252477" text:continue-list="list121257697172873" text:style-name="L1">
        <text:list-item>
          <text:p text:style-name="P1">When should we use an AsyncTask?</text:p>
        </text:list-item>
      </text:list>
      <text:list xml:id="list395042098" text:style-name="L10">
        <text:list-item>
          <text:list>
            <text:list-item>
              <text:p text:style-name="P11">AsyncTask is an abstract Android class which helps the Android applications to handle the Main UI thread in efficient way. AsyncTask class allows us to perform long lasting tasks/background operations and show the result on the UI thread without affecting the main thread.</text:p>
            </text:list-item>
          </text:list>
        </text:list-item>
      </text:list>
      <text:list xml:id="list121259639346163" text:continue-list="list121259182252477" text:style-name="L1">
        <text:list-item>
          <text:p text:style-name="P1">Explain some problems with AsyncTask and their solutions?</text:p>
        </text:list-item>
      </text:list>
      <text:list xml:id="list1392605849" text:style-name="L11">
        <text:list-item>
          <text:list>
            <text:list-item>
              <text:p text:style-name="P12">When the Activity is restarted, your AsyncTask’s reference to the Activity is invalid, so onPostExecute() will have no effect on the new Activity.</text:p>
              <text:list>
                <text:list-item>
                  <text:p text:style-name="P12">hold onto a reference to AsyncTask that lasts between configuration changes, which updates the target Activity as it restarts</text:p>
                </text:list-item>
              </text:list>
            </text:list-item>
          </text:list>
        </text:list-item>
      </text:list>
      <text:list xml:id="list3575907075" text:style-name="L12">
        <text:list-item>
          <text:p text:style-name="P13"><text:span text:style-name="T3">O</text:span>nly way that an AsyncTask finishes early is if it is canceled via AsyncTask.cancel(), <text:span text:style-name="T3">even if you exit out of the entire application.</text:span></text:p>
          <text:list>
            <text:list-item>
              <text:p text:style-name="P13">you have to manage the cancellation of AsyncTasks yourself</text:p>
            </text:list-item>
          </text:list>
        </text:list-item>
        <text:list-item>
          <text:p text:style-name="P14">Is limited to 128 concurrent tasks with an addition queue of 10 tasks.</text:p>
          <text:list>
            <text:list-item>
              <text:p text:style-name="P14">setup a more intelligent queue for your tasks so that you’re not starting them all at once</text:p>
            </text:list-item>
          </text:list>
        </text:list-item>
      </text:list>
      <text:list xml:id="list121258420481625" text:continue-list="list121259639346163" text:style-name="L1">
        <text:list-item>
          <text:p text:style-name="P3">What is a Loader in android?</text:p>
        </text:list-item>
      </text:list>
      <text:list xml:id="list3811784703" text:style-name="L13">
        <text:list-item>
          <text:list>
            <text:list-item>
              <text:p text:style-name="P15">load data asynchronously in activity/fragment</text:p>
            </text:list-item>
          </text:list>
        </text:list-item>
      </text:list>
      <text:list xml:id="list121258292178214" text:continue-list="list121258420481625" text:style-name="L1">
        <text:list-item>
          <text:p text:style-name="P4">When should we use a Loader?</text:p>
        </text:list-item>
      </text:list>
      <text:list xml:id="list1839762989" text:style-name="L14">
        <text:list-item>
          <text:list>
            <text:list-item>
              <text:p text:style-name="P17">When you do not want to block the main UI thread.</text:p>
            </text:list-item>
          </text:list>
        </text:list-item>
      </text:list>
      <text:list xml:id="list121258857113115" text:continue-list="list121258292178214" text:style-name="L1">
        <text:list-item>
          <text:p text:style-name="P1">what are the benefits of a Loader</text:p>
        </text:list-item>
      </text:list>
      <text:list xml:id="list3709147372" text:style-name="L15">
        <text:list-item>
          <text:list>
            <text:list-item>
              <text:p text:style-name="P16"><text:span text:style-name="T4">It manages it’s own lifecycle during onDestroy and configuration changes.</text:span></text:p>
            </text:list-item>
          </text:list>
        </text:list-item>
      </text:list>
      <text:list xml:id="list121259327788435" text:continue-list="list121258857113115" text:style-name="L1">
        <text:list-item>
          <text:p text:style-name="P1">What is a Handler?</text:p>
        </text:list-item>
      </text:list>
      <text:list xml:id="list4244924442" text:style-name="L16">
        <text:list-item>
          <text:list>
            <text:list-item>
              <text:p text:style-name="P18">can either allow the item to be processed as soon as the message queue is ready to do so, or specify a delay before it gets processed or absolute time for it to be processed</text:p>
            </text:list-item>
            <text:list-item>
              <text:p text:style-name="P19">add, remove, and updates messages within a particular MessageQueue</text:p>
            </text:list-item>
          </text:list>
        </text:list-item>
      </text:list>
      <text:list xml:id="list121257994450385" text:continue-list="list121259327788435" text:style-name="L1">
        <text:list-item>
          <text:p text:style-name="P1">What is a Looper?</text:p>
        </text:list-item>
      </text:list>
      <text:list xml:id="list270270582" text:style-name="L17">
        <text:list-item>
          <text:list>
            <text:list-item>
              <text:p text:style-name="P20">Contains a MessageQueue and is associated only with the thread from which it was created.</text:p>
            </text:list-item>
          </text:list>
        </text:list-item>
      </text:list>
      <text:list xml:id="list121258960238696" text:continue-list="list121257994450385" text:style-name="L1">
        <text:list-header>
          <text:p text:style-name="P1"><text:soft-page-break/></text:p>
          <text:p text:style-name="P1"/>
        </text:list-header>
        <text:list-item>
          <text:p text:style-name="P1">What is an AsyncTaskLoader?</text:p>
        </text:list-item>
      </text:list>
      <text:list xml:id="list883515890" text:style-name="L18">
        <text:list-item>
          <text:list>
            <text:list-item>
              <text:p text:style-name="P21">can handle Activity configuration changes more easily, and it behaves within the life cycles of Fragments and Activities</text:p>
            </text:list-item>
          </text:list>
        </text:list-item>
      </text:list>
      <text:list xml:id="list121259065531324" text:continue-list="list121258960238696" text:style-name="L1">
        <text:list-item>
          <text:p text:style-name="P1">Briefly explain what a HandlerThread is</text:p>
        </text:list-item>
      </text:list>
      <text:list xml:id="list4110067905" text:style-name="L19">
        <text:list-item>
          <text:list>
            <text:list-item>
              <text:p text:style-name="P22">HandlerThread is a thread with a message queue that incorporates a Thread, a Looper, and a MessageQueue. It is constructed and started in the same way as a Thread. Once it is started, HandlerThread sets up queuing through a Looper and MessageQueue, and then waits for incoming messages to proc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Georgia" svg:font-family="Georgia, serif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8:45:01.185917046</meta:creation-date>
    <dc:date>2019-10-15T12:12:57.337509182</dc:date>
    <meta:editing-duration>PT17M22S</meta:editing-duration>
    <meta:editing-cycles>5</meta:editing-cycles>
    <meta:generator>LibreOffice/6.0.5.2$MacOSX_X86_64 LibreOffice_project/54c8cbb85f300ac59db32fe8a675ff7683cd5a16</meta:generator>
    <meta:document-statistic meta:table-count="0" meta:image-count="0" meta:object-count="0" meta:page-count="2" meta:paragraph-count="38" meta:word-count="576" meta:character-count="3235" meta:non-whitespace-character-count="2734"/>
  </office:meta>
</office:document-meta>
</file>